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3F00000DD9000008E34F3EB82F.wmf"/>
  <manifest:file-entry manifest:media-type="" manifest:full-path="Pictures/200000A40000187F00001DF91AAE6312.wmf"/>
  <manifest:file-entry manifest:media-type="" manifest:full-path="Pictures/2000009D0000144200001ECDB7F3ACD8.wmf"/>
  <manifest:file-entry manifest:media-type="" manifest:full-path="Pictures/200000F000002884000024616C80E65C.wmf"/>
  <manifest:file-entry manifest:media-type="" manifest:full-path="Pictures/200000A700004BDC0000212DB8A6C82E.wmf"/>
  <manifest:file-entry manifest:media-type="" manifest:full-path="Pictures/200001640000330E00002E180DF617DF.wmf"/>
  <manifest:file-entry manifest:media-type="" manifest:full-path="Pictures/200002F000006C1B00003CFA2383AC4A.wmf"/>
  <manifest:file-entry manifest:media-type="" manifest:full-path="Pictures/2000004C0000189900001AFA33B17AF4.wmf"/>
  <manifest:file-entry manifest:media-type="" manifest:full-path="Pictures/200000680000189900002A45E6E0E71D.wmf"/>
  <manifest:file-entry manifest:media-type="" manifest:full-path="Pictures/2000009D00000F4C00001A756B4C6271.wmf"/>
  <manifest:file-entry manifest:media-type="" manifest:full-path="Pictures/2000016C0000383900002250626EA50A.wmf"/>
  <manifest:file-entry manifest:media-type="" manifest:full-path="Pictures/20000062000023590000212D8321713A.wmf"/>
  <manifest:file-entry manifest:media-type="" manifest:full-path="Pictures/200001D200006EE6000038A364884EE7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95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9" style:family="graphic" style:parent-style-name="standard">
      <style:graphic-properties draw:fill-color="#6b2394" draw:textarea-horizontal-align="justify" draw:textarea-vertical-align="middle" draw:auto-grow-height="false"/>
    </style:style>
    <style:style style:name="pr1" style:family="presentation" style:parent-style-name="Default-title">
      <style:graphic-properties draw:fill-color="#ffffff" fo:min-height="6.658cm"/>
    </style:style>
    <style:style style:name="pr2" style:family="presentation" style:parent-style-name="Default-subtitle">
      <style:graphic-properties draw:fill-color="#ffffff" fo:min-height="4.67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subtitle">
      <style:graphic-properties draw:fill-color="#ffffff" fo:min-height="13.609cm"/>
    </style:style>
    <style:style style:name="pr10" style:family="presentation" style:parent-style-name="Default-subtitle">
      <style:graphic-properties draw:fill-color="#ffffff" draw:auto-grow-height="true" fo:min-height="13.86cm"/>
    </style:style>
    <style:style style:name="pr11" style:family="presentation" style:parent-style-name="Default-outline1">
      <style:graphic-properties draw:fill-color="#ffffff" fo:min-height="2.0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32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center" fo:text-indent="0cm"/>
    </style:style>
    <style:style style:name="T1" style:family="text">
      <style:text-properties fo:font-weight="bold"/>
    </style:style>
    <style:style style:name="T2" style:family="text">
      <style:text-properties fo:font-family="Webdings" style:font-style-name="Regular" style:font-pitch="variable" style:font-charset="x-symbol" style:font-family-asian="Webdings" style:font-style-name-asian="Regular" style:font-pitch-asian="variable" style:font-charset-asian="x-symbol" style:font-family-complex="Webdings" style:font-style-name-complex="Regular" style:font-pitch-complex="variable" style:font-charset-complex="x-symbol"/>
    </style:style>
    <style:style style:name="T3" style:family="text">
      <style:text-properties fo:font-family="Arial" style:font-family-generic="roman" style:font-pitch="variable" style:font-family-asian="Webdings" style:font-style-name-asian="Regular" style:font-pitch-asian="variable" style:font-charset-asian="x-symbol" style:font-family-complex="Webdings" style:font-style-name-complex="Regular" style:font-pitch-complex="variable" style:font-charset-complex="x-symbol"/>
    </style:style>
    <style:style style:name="T4" style:family="text">
      <style:text-properties fo:font-family="Arial" style:font-family-generic="roman" style:font-pitch="variable" fo:font-weight="bold" style:font-family-asian="Webdings" style:font-style-name-asian="Regular" style:font-pitch-asian="variable" style:font-charset-asian="x-symbol" style:font-family-complex="Webdings" style:font-style-name-complex="Regular" style:font-pitch-complex="variable" style:font-charset-complex="x-symbol"/>
    </style:style>
    <style:style style:name="T5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658cm" svg:x="1.471cm" svg:y="3.502cm" presentation:class="title" presentation:user-transformed="true">
          <draw:text-box>
            <text:p text:style-name="P1">Component Modeling with Resemblance and Redefinition</text:p>
          </draw:text-box>
        </draw:frame>
        <draw:frame presentation:style-name="pr2" draw:text-style-name="P1" draw:layer="layout" svg:width="25.199cm" svg:height="4.678cm" svg:x="1.4cm" svg:y="13.97cm" presentation:class="subtitle" presentation:user-transformed="true">
          <draw:text-box>
            <text:p text:style-name="P1">Andrew McVeigh, April 2007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Motivations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Initial motivation was to enable the arbitrary extension of a UML graphical case tool</text:p>
              </text:list-item>
            </text:list>
            <text:list text:style-name="L2">
              <text:list-item>
                <text:list>
                  <text:list-item>
                    <text:p text:style-name="P4">This used a plugin-architecture and exposed some plugin-poi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oo hard to tell the plugin-points ahead of time</text:p>
                  </text:list-item>
                </text:list>
              </text:list-item>
            </text:list>
            <text:list text:style-name="L2">
              <text:list-item>
                <text:p text:style-name="P5"/>
              </text:list-item>
            </text:list>
            <text:list text:style-name="L2">
              <text:list-item>
                <text:p text:style-name="P5"><text:span text:style-name="T1">Result:</text:span> tool could only be extended in certain wa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Intuitions: Component Structure</text:p>
          </draw:text-box>
        </draw:frame>
        <draw:frame presentation:style-name="pr7" draw:text-style-name="P3" draw:layer="layout" svg:width="25.199cm" svg:height="15.102cm" svg:x="1.4cm" svg:y="4.014cm" presentation:class="outline" presentation:user-transformed="true">
          <draw:text-box>
            <text:list text:style-name="L2">
              <text:list-item>
                <text:p text:style-name="P3">OO Issues leading to approach</text:p>
              </text:list-item>
            </text:list>
            <text:list text:style-name="L3">
              <text:list-item>
                <text:list>
                  <text:list-item>
                    <text:p text:style-name="P6"><text:s/>Lack of “recursive” modeling approach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6"><text:s/>Code and architecture getting out of synch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6"><text:s/>Circular dependency structure of large system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6"><text:s/>Reuse problems and backwards compatibility<text:line-break/></text:p>
                  </text:list-item>
                </text:list>
              </text:list-item>
            </text:list>
            <text:list text:style-name="L2">
              <text:list-item>
                <text:p text:style-name="P3">From this we get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6"><text:s/>Darwin-like / UML2 component model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6"><text:s/>A synchronization / modeling approach in the case tool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6"><text:s/>“Stratum” concept to manage “coarse” dependenci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style-name="P6"><text:s/>“Resemblance” and “redefinition” to foster re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Reuse Intuitions</text:p>
          </draw:text-box>
        </draw:frame>
        <draw:frame presentation:style-name="pr7" draw:text-style-name="P3" draw:layer="layout" svg:width="25.199cm" svg:height="15.409cm" svg:x="1.4cm" svg:y="4.914cm" presentation:class="outline" presentation:user-transformed="true">
          <draw:text-box>
            <text:list text:style-name="L2">
              <text:list-item>
                <text:p text:style-name="P3">We can express changes to a component as a series of <text:span text:style-name="T2"></text:span><text:span text:style-name="T3">'s, aiding reus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i.e. remove this connector, add a new one, remove a port etc.</text:span><text:span text:style-name="T3"><text:line-break/></text:span><text:span text:style-name="T3"/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">If a system is recursively structured as components, we can use </text:span><text:span text:style-name="T2"></text:span><text:span text:style-name="T3">'s to arbitrarily change it</text:span><text:span text:style-name="T3"><text:line-break/></text:span><text:span text:style-name="T3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Resemblance </text:span><text:span text:style-name="T3">(define new component as </text:span><text:span text:style-name="T2"></text:span><text:span text:style-name="T3">'s from another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4">Redefinition <text:s text:c="2"/></text:span><text:span text:style-name="T3">(change component in-place using </text:span><text:span text:style-name="T2"></text:span><text:span text:style-name="T3">'s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3">It turns out that resemblance is the fundamental construct – redefinition is resemblance + a name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9" draw:text-style-name="P1" draw:layer="layout" svg:width="25.199cm" svg:height="13.609cm" svg:x="1.4cm" svg:y="5.039cm" presentation:class="subtitle">
          <draw:text-box>
            <text:p text:style-name="P1">Motivating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A Simple Alarm Clock</text:p>
          </draw:text-box>
        </draw:frame>
        <draw:frame presentation:style-name="pr10" draw:text-style-name="P1" draw:layer="layout" svg:width="25.199cm" svg:height="13.86cm" svg:x="1.4cm" svg:y="4.914cm" presentation:class="subtitle">
          <draw:text-box>
            <text:p text:style-name="P1"><text:s/></text:p>
          </draw:text-box>
        </draw:frame>
        <draw:frame draw:style-name="gr2" draw:layer="layout" svg:width="8.749cm" svg:height="12.338cm" svg:x="1.805cm" svg:y="6.202cm">
          <draw:text-box>
            <text:p text:style-name="P1">component AlarmClock</text:p>
            <text:p text:style-name="P1">{</text:p>
            <text:p text:style-name="P1"><text:tab/>parts:</text:p>
            <text:p text:style-name="P1"><text:tab/><text:tab/>Clock c;</text:p>
            <text:p text:style-name="P1"><text:tab/><text:tab/>Buzzer b;</text:p>
            <text:p text:style-name="P1"><text:tab/>...</text:p>
            <text:p text:style-name="P1">}</text:p>
            <text:p text:style-name="P1"/>
            <text:p text:style-name="P1"/>
            <text:p text:style-name="P1">component RadioAlarmClock</text:p>
            <text:p text:style-name="P1"><text:tab/>resembles AlarmClock</text:p>
            <text:p text:style-name="P1">{</text:p>
            <text:p text:style-name="P1"><text:tab/>replace-parts:</text:p>
            <text:p text:style-name="P1"><text:tab/><text:tab/>Radio b;</text:p>
            <text:p text:style-name="P1">}</text:p>
            <text:p text:style-name="P1"/>
            <text:p text:style-name="P1"><text:tab/></text:p>
          </draw:text-box>
        </draw:frame>
        <draw:frame draw:style-name="gr3" draw:text-style-name="P8" draw:layer="layout" svg:width="14.605cm" svg:height="13.114cm" svg:x="11.965cm" svg:y="5.15cm">
          <draw:image xlink:href="Pictures/200000F000002884000024616C80E65C.wm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hanging Clock Using Resemblance (1)</text:p>
          </draw:text-box>
        </draw:frame>
        <draw:frame presentation:style-name="pr7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Now, suppose we are reusing the components</text:p>
              </text:list-item>
            </text:list>
            <text:list text:style-name="L2">
              <text:list-item>
                <text:list>
                  <text:list-item>
                    <text:p text:style-name="P4">We want to change Clock to include a new tim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But we can't alter the original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sing resemblance we get..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7.62cm" svg:height="11.586cm" svg:x="16.275cm" svg:y="9.025cm">
          <draw:image xlink:href="Pictures/2000009D0000144200001ECDB7F3ACD8.wmf" xlink:type="simple" xlink:show="embed" xlink:actuate="onLoad">
            <text:p text:style-name="P1"/>
          </draw:image>
        </draw:frame>
        <draw:frame draw:style-name="gr4" draw:text-style-name="P1" draw:layer="layout" svg:width="6.687cm" svg:height="5.228cm" svg:x="8.088cm" svg:y="14.505cm">
          <draw:text-box>
            <text:p text:style-name="P1">component NewClock</text:p>
            <text:p text:style-name="P1"><text:tab/>resembles Clock</text:p>
            <text:p text:style-name="P1">{</text:p>
            <text:p text:style-name="P1"><text:tab/>add-parts:</text:p>
            <text:p text:style-name="P1"><text:tab/><text:tab/>Timer dual;</text:p>
            <text:p text:style-name="P1"><text:tab/>...</text:p>
            <text:p text:style-name="P1">}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854cm" presentation:class="title" presentation:user-transformed="true">
          <draw:text-box>
            <text:p text:style-name="P1">Changing Clock Using Resemblance (2)</text:p>
          </draw:text-box>
        </draw:frame>
        <draw:frame presentation:style-name="pr7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But then we will also need to “redefine” AlarmClock and RadioAlarmClock!</text:p>
              </text:list-item>
            </text:list>
            <text:list text:style-name="L2">
              <text:list-item>
                <text:list>
                  <text:list-item>
                    <text:p text:style-name="P4">Updating a frequently used component results in the need for many “redefinitions”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7.78cm" svg:height="10.851cm" svg:x="4.11cm" svg:y="9.732cm">
          <draw:image xlink:href="Pictures/2000016C0000383900002250626EA50A.wm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Changing Clock Using Redefinition</text:p>
          </draw:text-box>
        </draw:frame>
        <draw:frame presentation:style-name="pr7" draw:text-style-name="P3" draw:layer="layout" svg:width="25.199cm" svg:height="13.609cm" svg:x="1.4cm" svg:y="4.414cm" presentation:class="outline" presentation:user-transformed="true">
          <draw:text-box>
            <text:list text:style-name="L2">
              <text:list-item>
                <text:p text:style-name="P3">Redefinition takes the name of an existing component</text:p>
              </text:list-item>
            </text:list>
            <text:list text:style-name="L2">
              <text:list-item>
                <text:list>
                  <text:list-item>
                    <text:p text:style-name="P4">Prevents the need for lots of resemblance when adjusting a heavily used compon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odels “evolution” of the original component<text:line-break/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6.221cm" svg:height="4.745cm" svg:x="10.289cm" svg:y="12.065cm">
          <draw:text-box>
            <text:p text:style-name="P1">redefine Clock</text:p>
            <text:p text:style-name="P1">{</text:p>
            <text:p text:style-name="P1"><text:tab/>add-parts:</text:p>
            <text:p text:style-name="P1"><text:tab/><text:tab/>Timer dual;</text:p>
            <text:p text:style-name="P1"><text:tab/>...</text:p>
            <text:p text:style-name="P1">}<text:tab/></text:p>
          </draw:text-box>
        </draw:frame>
        <draw:frame draw:style-name="gr3" draw:text-style-name="P8" draw:layer="layout" svg:width="3.544cm" svg:height="2.274cm" svg:x="3.81cm" svg:y="13.335cm">
          <draw:image xlink:href="Pictures/2000003F00000DD9000008E34F3EB82F.wmf" xlink:type="simple" xlink:show="embed" xlink:actuate="onLoad">
            <text:p text:style-name="P1"/>
          </draw:image>
        </draw:frame>
        <draw:frame draw:style-name="gr3" draw:text-style-name="P8" draw:layer="layout" svg:width="3.915cm" svg:height="6.772cm" svg:x="19.685cm" svg:y="11.008cm">
          <draw:image xlink:href="Pictures/2000009D00000F4C00001A756B4C6271.wmf" xlink:type="simple" xlink:show="embed" xlink:actuate="onLoad">
            <text:p text:style-name="P1"/>
          </draw:image>
        </draw:frame>
        <draw:line draw:style-name="gr5" draw:text-style-name="P8" draw:layer="layout" svg:x1="17.145cm" svg:y1="19.05cm" svg:x2="19.05cm" svg:y2="17.78cm">
          <text:p text:style-name="P1"/>
        </draw:line>
        <draw:frame draw:style-name="gr2" draw:layer="layout" svg:width="7.47cm" svg:height="0.962cm" svg:x="12.85cm" svg:y="19.05cm">
          <draw:text-box>
            <text:p text:style-name="P1">This is now used instea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9" draw:text-style-name="P9" draw:layer="layout" svg:width="25.199cm" svg:height="13.609cm" svg:x="1.4cm" svg:y="5.039cm" presentation:class="subtitle">
          <draw:text-box>
            <text:p text:style-name="P1"><text:span text:style-name="T5">Using Stratum to Manage Dependenc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hat is a Stratum?</text:p>
          </draw:text-box>
        </draw:frame>
        <draw:frame presentation:style-name="pr7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A stratum is like a “folder” which can contain component definitions<text:line-break/></text:p>
              </text:list-item>
            </text:list>
            <text:list text:style-name="L2">
              <text:list-item>
                <text:list>
                  <text:list-item>
                    <text:p text:style-name="P4">The (acyclic) dependencies<text:line-break/>constrain the relationships<text:line-break/>between the components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or simplicity, dependencies<text:line-break/>are non-hierarchical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192cm" svg:height="11.247cm" svg:x="17.145cm" svg:y="8.255cm">
          <draw:image xlink:href="Pictures/200000A40000187F00001DF91AAE6312.wm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Motivation for Stratum</text:p>
          </draw:text-box>
        </draw:frame>
        <draw:frame presentation:style-name="pr7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The allow us to constrain dependencies at a coarse-grained level</text:p>
              </text:list-item>
            </text:list>
            <text:list text:style-name="L2">
              <text:list-item>
                <text:p text:style-name="P3">Allow us to group components for coarse-grained reuse</text:p>
              </text:list-item>
            </text:list>
            <text:list text:style-name="L2">
              <text:list-item>
                <text:list>
                  <text:list-item>
                    <text:p text:style-name="P4">we can export and import independent strata<text:line-break/></text:p>
                  </text:list-item>
                </text:list>
              </text:list-item>
            </text:list>
            <text:list text:style-name="L2">
              <text:list-item>
                <text:p text:style-name="P3">Also act as the foundation for baseli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Independent Strata</text:p>
          </draw:text-box>
        </draw:frame>
        <draw:frame presentation:style-name="pr7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Stratum A is independent of Stratum B if A does not transitively depend on B<text:line-break/></text:p>
              </text:list-item>
            </text:list>
            <text:list text:style-name="L2">
              <text:list-item>
                <text:list>
                  <text:list-item>
                    <text:p text:style-name="P4">AnotherSystem is independent<text:line-break/>of UpdatedSystem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riginalSystem is<text:line-break/>independent of all<text:line-break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.16cm" svg:height="11.143cm" svg:x="17.145cm" svg:y="8.255cm">
          <draw:image xlink:href="Pictures/2000004C0000189900001AFA33B17AF4.wm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Reusing Stratum Between Models</text:p>
          </draw:text-box>
        </draw:frame>
        <draw:frame presentation:style-name="pr7" draw:text-style-name="P3" draw:layer="layout" svg:width="25.199cm" svg:height="13.609cm" svg:x="1.4cm" svg:y="4.914cm" presentation:class="outline">
          <draw:text-box>
            <text:list text:style-name="L2">
              <text:list-item>
                <text:p text:style-name="P3">Strata can be exported into another model which contains the strata they depends upon</text:p>
              </text:list-item>
            </text:list>
          </draw:text-box>
        </draw:frame>
        <draw:frame draw:style-name="gr6" draw:text-style-name="P8" draw:layer="layout" svg:width="26.137cm" svg:height="11.43cm" svg:x="0.87cm" svg:y="8.255cm">
          <draw:image xlink:href="Pictures/200000A700004BDC0000212DB8A6C82E.wmf" xlink:type="simple" xlink:show="embed" xlink:actuate="onLoad">
            <text:p text:style-name="P1"/>
          </draw:image>
        </draw:frame>
        <draw:line draw:style-name="gr5" draw:text-style-name="P8" draw:layer="layout" svg:x1="10.16cm" svg:y1="15.24cm" svg:x2="12.7cm" svg:y2="15.24cm">
          <text:p text:style-name="P1"/>
        </draw:line>
        <draw:frame draw:style-name="gr2" draw:layer="layout" svg:width="0.87cm" svg:height="0.962cm" svg:x="20.32cm" svg:y="14.605cm">
          <draw:text-box>
            <text:p text:style-name="P1">+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Or they can be combined...</text:p>
          </draw:text-box>
        </draw:frame>
        <draw:frame presentation:style-name="pr11" draw:text-style-name="P3" draw:layer="layout" svg:width="25.199cm" svg:height="2.203cm" svg:x="1.4cm" svg:y="16.51cm" presentation:class="outline" presentation:user-transformed="true">
          <draw:text-box>
            <text:list text:style-name="L2">
              <text:list-item>
                <text:p text:style-name="P3">We do this to reuse the independently developed stratum</text:p>
              </text:list-item>
            </text:list>
          </draw:text-box>
        </draw:frame>
        <draw:frame draw:style-name="gr3" draw:text-style-name="P8" draw:layer="layout" svg:width="9.048cm" svg:height="8.492cm" svg:x="1.27cm" svg:y="4.843cm">
          <draw:image xlink:href="Pictures/20000062000023590000212D8321713A.wmf" xlink:type="simple" xlink:show="embed" xlink:actuate="onLoad">
            <text:p text:style-name="P1"/>
          </draw:image>
        </draw:frame>
        <draw:line draw:style-name="gr5" draw:text-style-name="P8" draw:layer="layout" svg:x1="12.065cm" svg:y1="9.525cm" svg:x2="16.51cm" svg:y2="9.525cm">
          <text:p text:style-name="P1"/>
        </draw:line>
        <draw:frame draw:style-name="gr3" draw:text-style-name="P8" draw:layer="layout" svg:width="6.296cm" svg:height="10.82cm" svg:x="18.469cm" svg:y="4.445cm">
          <draw:image xlink:href="Pictures/200000680000189900002A45E6E0E71D.wm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 text:style-name="P1">But combining independent stratum may lead to merge conflicts...</text:p>
          </draw:text-box>
        </draw:frame>
        <draw:frame draw:style-name="gr3" draw:text-style-name="P8" draw:layer="layout" svg:width="17.78cm" svg:height="16.052cm" svg:x="0.635cm" svg:y="4.445cm">
          <draw:image xlink:href="Pictures/200001640000330E00002E180DF617DF.wmf" xlink:type="simple" xlink:show="embed" xlink:actuate="onLoad">
            <text:p text:style-name="P1"/>
          </draw:image>
        </draw:frame>
        <draw:frame draw:style-name="gr2" draw:layer="layout" svg:width="7.47cm" svg:height="0.962cm" svg:x="19.2cm" svg:y="11.738cm">
          <draw:text-box>
            <text:p text:style-name="P1">Which Clock do we use?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9" draw:text-style-name="P9" draw:layer="layout" svg:width="25.199cm" svg:height="13.609cm" svg:x="1.4cm" svg:y="5.039cm" presentation:class="subtitle">
          <draw:text-box>
            <text:p text:style-name="P1">Reasoning about combined strata</text:p>
            <text:p text:style-name="P1"><text:span text:style-name="T1">OR</text:span></text:p>
            <text:p text:style-name="P1">how to rewrite everything using resemblanc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8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Transform from deltas into...</text:p>
          </draw:text-box>
        </draw:frame>
        <draw:frame presentation:style-name="pr9" draw:layer="layout" svg:width="25.199cm" svg:height="13.609cm" svg:x="1.4cm" svg:y="5.039cm" presentation:class="subtitle">
          <draw:text-box>
            <text:p text:style-name="P1"/>
            <text:p text:style-name="P1"/>
          </draw:text-box>
        </draw:frame>
        <draw:frame draw:style-name="gr2" draw:layer="layout" svg:width="2.619cm" svg:height="0.962cm" svg:x="6.35cm" svg:y="3.483cm">
          <draw:text-box>
            <text:p text:style-name="P1">Level Y</text:p>
          </draw:text-box>
        </draw:frame>
        <draw:frame draw:style-name="gr2" draw:layer="layout" svg:width="2.585cm" svg:height="0.962cm" svg:x="19.64cm" svg:y="3.583cm">
          <draw:text-box>
            <text:p text:style-name="P1">Level Z</text:p>
          </draw:text-box>
        </draw:frame>
        <draw:frame draw:style-name="gr3" draw:text-style-name="P8" draw:layer="layout" svg:width="27.674cm" svg:height="15.609cm" svg:x="0.274cm" svg:y="4.359cm">
          <draw:image xlink:href="Pictures/200002F000006C1B00003CFA2383AC4A.wmf" xlink:type="simple" xlink:show="embed" xlink:actuate="onLoad">
            <text:p text:style-name="P1"/>
          </draw:image>
        </draw:frame>
        <draw:custom-shape draw:style-name="gr7" draw:text-style-name="P8" draw:layer="layout" svg:width="0.635cm" svg:height="17.145cm" svg:x="13.3cm" svg:y="3.27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6" draw:text-style-name="P8" draw:layer="layout" svg:width="27.674cm" svg:height="15.609cm" svg:x="0.274cm" svg:y="4.36cm">
          <draw:image xlink:href="Pictures/200002F000006C1B00003CFA2383AC4A.wmf" xlink:type="simple" xlink:show="embed" xlink:actuate="onLoad">
            <text:p text:style-name="P11"/>
            <text:p text:style-name="P11"/>
          </draw:image>
        </draw:frame>
        <draw:custom-shape draw:style-name="gr8" draw:text-style-name="P8" draw:id="id5" draw:layer="layout" svg:width="27.94cm" svg:height="5.715cm" svg:x="0cm" svg:y="3.81cm">
          <text:p text:style-name="P1"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256cm" svg:x="1.4cm" svg:y="0.962cm" presentation:class="title">
          <draw:text-box>
            <text:p text:style-name="P1">How do we interpret it?</text:p>
          </draw:text-box>
        </draw:frame>
        <draw:g draw:id="id3">
          <draw:custom-shape draw:style-name="gr9" draw:text-style-name="P8" draw:layer="layout" svg:width="28cm" svg:height="5.715cm" svg:x="0cm" svg:y="3.81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6.35cm" svg:height="5.715cm" svg:x="6.985cm" svg:y="9.525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9" draw:text-style-name="P8" draw:layer="layout" svg:width="6.35cm" svg:height="5.715cm" svg:x="21.59cm" svg:y="9.525cm">
            <text:p text:style-name="P1"/>
            <draw:enhanced-geometry svg:viewBox="0 0 21600 21600" draw:type="rectangle" draw:enhanced-path="M 0 0 L 21600 0 21600 21600 0 21600 0 0 Z N"/>
          </draw:custom-shape>
        </draw:g>
        <draw:frame presentation:style-name="pr9" draw:layer="layout" svg:width="25.199cm" svg:height="13.609cm" svg:x="1.4cm" svg:y="5.039cm" presentation:class="subtitle" presentation:placeholder="true">
          <draw:text-box/>
        </draw:frame>
        <draw:frame presentation:style-name="pr9" draw:layer="layout" svg:width="25.199cm" svg:height="13.609cm" svg:x="1.4cm" svg:y="5.04cm">
          <draw:text-box>
            <text:p text:style-name="P1"/>
            <text:p text:style-name="P1"/>
          </draw:text-box>
        </draw:frame>
        <draw:custom-shape draw:style-name="gr7" draw:text-style-name="P8" draw:id="id1" draw:layer="layout" svg:width="28.04cm" svg:height="11.43cm" svg:x="-0.04cm" svg:y="3.845cm">
          <text:p text:style-name="P1"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anim:id="id2" smil:begin="0s" smil:fill="hold" presentation:node-type="on-click" presentation:preset-class="exit" presentation:preset-id="ooo-exit-box" presentation:preset-sub-type="in">
                  <anim:transitionFilter smil:dur="0.5s" smil:targetElement="id1" smil:type="irisWipe" smil:subtype="rectangle" smil:mode="out" smil:direction="reverse"/>
                  <anim:set smil:begin="0.499s" smil:dur="0.001s" smil:fill="hold" smil:targetElement="id1" smil:attributeName="visibility" smil:to="hidden"/>
                </anim:par>
                <anim:set smil:begin="id2.end" smil:dur="0.001s" smil:fill="hold" presentation:master-element="id2" smil:targetElement="id1" smil:attributeName="visibility" smil:to="hidden"/>
              </anim:par>
            </anim:par>
            <anim:par smil:begin="next">
              <anim:par smil:begin="0s">
                <anim:par anim:id="id4" smil:begin="0s" smil:fill="hold" presentation:node-type="on-click" presentation:preset-class="exit" presentation:preset-id="ooo-exit-box" presentation:preset-sub-type="in">
                  <anim:transitionFilter smil:dur="0.5s" smil:targetElement="id3" smil:type="irisWipe" smil:subtype="rectangle" smil:mode="out" smil:direction="reverse"/>
                  <anim:set smil:begin="0.499s" smil:dur="0.001s" smil:fill="hold" smil:targetElement="id3" smil:attributeName="visibility" smil:to="hidden"/>
                </anim:par>
                <anim:set smil:begin="id4.end" smil:dur="0.001s" smil:fill="hold" presentation:master-element="id4" smil:targetElement="id3" smil:attributeName="visibility" smil:to="hidden"/>
              </anim:par>
            </anim:par>
            <anim:par smil:begin="next">
              <anim:par smil:begin="0s">
                <anim:par anim:id="id6" smil:begin="0s" smil:fill="hold" presentation:node-type="on-click" presentation:preset-class="exit" presentation:preset-id="ooo-exit-box" presentation:preset-sub-type="in">
                  <anim:transitionFilter smil:dur="0.5s" smil:targetElement="id5" smil:type="irisWipe" smil:subtype="rectangle" smil:mode="out" smil:direction="reverse"/>
                  <anim:set smil:begin="0.499s" smil:dur="0.001s" smil:fill="hold" smil:targetElement="id5" smil:attributeName="visibility" smil:to="hidden"/>
                </anim:par>
                <anim:set smil:begin="id6.end" smil:dur="0.001s" smil:fill="hold" presentation:master-element="id6" smil:targetElement="id5" smil:attributeName="visibility" smil:to="hidden"/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What does each level represent?</text:p>
          </draw:text-box>
        </draw:frame>
        <draw:frame presentation:style-name="pr7" draw:layer="layout" svg:width="11.935cm" svg:height="13.609cm" svg:x="1.4cm" svg:y="4.114cm" presentation:class="outline" presentation:user-transformed="true">
          <draw:text-box>
            <text:list text:style-name="L2">
              <text:list-item>
                <text:p text:style-name="P3">Level Y</text:p>
              </text:list-item>
            </text:list>
            <text:list text:style-name="L2">
              <text:list-item>
                <text:list>
                  <text:list-item>
                    <text:p text:style-name="P4">holds <text:span text:style-name="T2"></text:span>'s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atural format of case tool 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ome well-formedness rules here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tratum dependencies</text:p>
                  </text:list-item>
                </text:list>
              </text:list-item>
            </text:list>
          </draw:text-box>
        </draw:frame>
        <draw:frame presentation:style-name="pr7" draw:layer="layout" svg:width="11.935cm" svg:height="13.609cm" svg:x="14.301cm" svg:y="4.215cm" presentation:class="outline" presentation:user-transformed="true">
          <draw:text-box>
            <text:list text:style-name="L2">
              <text:list-item>
                <text:p text:style-name="P3">Level Z</text:p>
              </text:list-item>
            </text:list>
            <text:list text:style-name="L2">
              <text:list-item>
                <text:list>
                  <text:list-item>
                    <text:p text:style-name="P4">used to show full graphical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generated on fly as need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ull well formedness rules on components he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view shown depends on which stratum we are currently in</text:p>
                  </text:list-item>
                </text:list>
              </text:list-item>
            </text:list>
          </draw:text-box>
        </draw:frame>
        <draw:line draw:style-name="gr5" draw:text-style-name="P8" draw:layer="layout" svg:x1="14.605cm" svg:y1="19.05cm" svg:x2="15.875cm" svg:y2="17.145cm">
          <text:p text:style-name="P1"/>
        </draw:line>
        <draw:line draw:style-name="gr5" draw:text-style-name="P8" draw:layer="layout" svg:x1="11.43cm" svg:y1="19.685cm" svg:x2="8.89cm" svg:y2="16.51cm">
          <text:p text:style-name="P1"/>
        </draw:line>
        <draw:frame draw:style-name="gr2" draw:layer="layout" svg:width="9.574cm" svg:height="0.962cm" svg:x="14.556cm" svg:y="19.05cm">
          <draw:text-box>
            <text:p text:style-name="P1">(a) what we see when we model</text:p>
          </draw:text-box>
        </draw:frame>
        <draw:frame draw:style-name="gr2" draw:layer="layout" svg:width="8.516cm" svg:height="0.962cm" svg:x="5.454cm" svg:y="19.685cm">
          <draw:text-box>
            <text:p text:style-name="P1">(b) what the case tool store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 presentation:user-transformed="true">
          <draw:text-box>
            <text:p text:style-name="P1">A Generated Model showing Merge</text:p>
          </draw:text-box>
        </draw:frame>
        <draw:frame presentation:style-name="pr7" draw:layer="layout" svg:width="25.199cm" svg:height="13.609cm" svg:x="1.4cm" svg:y="4.914cm" presentation:class="outline" presentation:placeholder="true">
          <draw:text-box/>
        </draw:frame>
        <draw:frame draw:style-name="gr3" draw:text-style-name="P8" draw:layer="layout" svg:width="27.999cm" svg:height="14.298cm" svg:x="0.111cm" svg:y="4.464cm">
          <draw:image xlink:href="Pictures/200001D200006EE6000038A364884EE7.wm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/></text:p>
          </draw:text-box>
        </draw:frame>
        <draw:frame presentation:style-name="pr9" draw:layer="layout" svg:width="25.199cm" svg:height="13.609cm" svg:x="1.4cm" svg:y="5.039cm" presentation:class="subtitle">
          <draw:text-box>
            <text:p text:style-name="P1">Current Statu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Current status</text:p>
          </draw:text-box>
        </draw:frame>
        <draw:frame presentation:style-name="pr7" draw:layer="layout" svg:width="25.199cm" svg:height="16.24cm" svg:x="1.471cm" svg:y="4.445cm" presentation:class="outline" presentation:user-transformed="true">
          <draw:text-box>
            <text:list text:style-name="L2">
              <text:list-item>
                <text:p text:style-name="P3">Alloy model for Y -&gt; Z conversion done</text:p>
              </text:list-item>
            </text:list>
            <text:list text:style-name="L2">
              <text:list-item>
                <text:list>
                  <text:list-item>
                    <text:p text:style-name="P4">Can show how merge conflicts occu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hows how “stratum perspective works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graph Y and Z in case to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tate space explosion – need instance size of 12 to show that all merges can be rectified (&gt;24hrs)</text:p>
                  </text:list-item>
                </text:list>
              </text:list-item>
            </text:list>
            <text:list text:style-name="L2">
              <text:list-item>
                <text:p text:style-name="P3">Conceptually the rest is straight forward</text:p>
              </text:list-item>
            </text:list>
            <text:list text:style-name="L2">
              <text:list-item>
                <text:list>
                  <text:list-item>
                    <text:p text:style-name="P4">Wrapping, Replacing, Interface redefin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 can show baselining informally</text:p>
                  </text:list-item>
                </text:list>
              </text:list-item>
            </text:list>
            <text:list text:style-name="L2">
              <text:list-item>
                <text:p text:style-name="P3">But what approach? </text:p>
              </text:list-item>
            </text:list>
            <text:list text:style-name="L2">
              <text:list-item>
                <text:list>
                  <text:list-item>
                    <text:p text:style-name="P4">Graph transforms? <text:s/>Smaller independent Alloy models? <text:s/>Theorem provers for logical model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6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ndrew</meta:initial-creator>
    <meta:creation-date>2007-02-20T12:20:31</meta:creation-date>
    <dc:creator>Andrew</dc:creator>
    <dc:date>2007-02-27T13:56:14</dc:date>
    <dc:language>en-US</dc:language>
    <meta:editing-cycles>11</meta:editing-cycles>
    <meta:editing-duration>PT4H45M34S</meta:editing-duration>
    <meta:user-defined meta:name="Info 1"/>
    <meta:user-defined meta:name="Info 2"/>
    <meta:user-defined meta:name="Info 3"/>
    <meta:user-defined meta:name="Info 4"/>
    <meta:document-statistic meta:object-count="150"/>
  </office:meta>
</office:document-meta>
</file>